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3212*"/>
    </style:style>
    <style:style style:name="Table1.B" style:family="table-column">
      <style:table-column-properties style:column-width="2.2313in" style:rel-column-width="32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979in" style:rel-column-width="2157*"/>
    </style:style>
    <style:style style:name="Table3.B" style:family="table-column">
      <style:table-column-properties style:column-width="1.1792in" style:rel-column-width="1698*"/>
    </style:style>
    <style:style style:name="Table3.C" style:family="table-column">
      <style:table-column-properties style:column-width="1.3382in" style:rel-column-width="1927*"/>
    </style:style>
    <style:style style:name="Table3.D" style:family="table-column">
      <style:table-column-properties style:column-width="1.3396in" style:rel-column-width="192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fo:font-weight="bold" officeooo:rsid="000ab048" officeooo:paragraph-rsid="000ab048" style:font-size-asian="15.75pt" style:font-weight-asian="bold" style:font-size-complex="18pt" style:font-weight-complex="bold"/>
    </style:style>
    <style:style style:name="P2" style:family="paragraph" style:parent-style-name="Standard">
      <style:text-properties fo:font-size="18pt" fo:font-weight="bold" officeooo:rsid="000ab048" officeooo:paragraph-rsid="001881fe" style:font-size-asian="15.75pt" style:font-weight-asian="bold" style:font-size-complex="18pt" style:font-weight-complex="bold"/>
    </style:style>
    <style:style style:name="P3" style:family="paragraph" style:parent-style-name="Standard">
      <style:text-properties fo:font-size="18pt" fo:font-weight="bold" officeooo:rsid="001590cf" officeooo:paragraph-rsid="001881fe" style:font-size-asian="15.75pt" style:font-weight-asian="bold" style:font-size-complex="18pt" style:font-weight-complex="bold"/>
    </style:style>
    <style:style style:name="P4" style:family="paragraph" style:parent-style-name="Standard">
      <style:text-properties fo:font-size="18pt" fo:font-weight="bold" officeooo:rsid="001b0d79" officeooo:paragraph-rsid="0023e41c" style:font-size-asian="15.75pt" style:font-weight-asian="bold" style:font-size-complex="18pt" style:font-weight-complex="bold"/>
    </style:style>
    <style:style style:name="P5" style:family="paragraph" style:parent-style-name="Standard">
      <style:text-properties fo:font-size="18pt" fo:font-weight="bold" officeooo:rsid="00243881" officeooo:paragraph-rsid="00243881" style:font-size-asian="15.75pt" style:font-weight-asian="bold" style:font-size-complex="18pt" style:font-weight-complex="bold"/>
    </style:style>
    <style:style style:name="P6" style:family="paragraph" style:parent-style-name="Standard">
      <style:text-properties fo:font-size="18pt" fo:font-weight="bold" officeooo:rsid="00249a61" officeooo:paragraph-rsid="00249a61" style:font-size-asian="15.75pt" style:font-weight-asian="bold" style:font-size-complex="18pt" style:font-weight-complex="bold"/>
    </style:style>
    <style:style style:name="P7" style:family="paragraph" style:parent-style-name="Standard">
      <style:text-properties fo:font-size="18pt" fo:font-weight="bold" officeooo:rsid="00249a61" officeooo:paragraph-rsid="00427642" style:font-size-asian="15.75pt" style:font-weight-asian="bold" style:font-size-complex="18pt" style:font-weight-complex="bold"/>
    </style:style>
    <style:style style:name="P8" style:family="paragraph" style:parent-style-name="Standard">
      <style:text-properties fo:font-size="18pt" fo:font-weight="bold" officeooo:rsid="0025e9da" officeooo:paragraph-rsid="0025e9da" style:font-size-asian="15.75pt" style:font-weight-asian="bold" style:font-size-complex="18pt" style:font-weight-complex="bold"/>
    </style:style>
    <style:style style:name="P9" style:family="paragraph" style:parent-style-name="Standard">
      <style:text-properties fo:font-size="18pt" fo:font-weight="bold" officeooo:rsid="0046f44d" officeooo:paragraph-rsid="0046f44d" style:font-size-asian="15.75pt" style:font-weight-asian="bold" style:font-size-complex="18pt" style:font-weight-complex="bold"/>
    </style:style>
    <style:style style:name="P10" style:family="paragraph" style:parent-style-name="Standard">
      <style:text-properties fo:font-size="18pt" fo:font-weight="bold" officeooo:rsid="004c3760" officeooo:paragraph-rsid="004c3760" style:font-size-asian="15.75pt" style:font-weight-asian="bold" style:font-size-complex="18pt" style:font-weight-complex="bold"/>
    </style:style>
    <style:style style:name="P11" style:family="paragraph" style:parent-style-name="Standard">
      <style:text-properties fo:font-size="18pt" fo:font-weight="normal" officeooo:rsid="000d2ba2" officeooo:paragraph-rsid="000d2ba2" style:font-size-asian="15.75pt" style:font-weight-asian="normal" style:font-size-complex="18pt" style:font-weight-complex="normal"/>
    </style:style>
    <style:style style:name="P12" style:family="paragraph" style:parent-style-name="Standard">
      <style:text-properties fo:font-size="18pt" fo:font-weight="normal" officeooo:rsid="000ebd64" officeooo:paragraph-rsid="000d2ba2" style:font-size-asian="15.75pt" style:font-weight-asian="normal" style:font-size-complex="18pt" style:font-weight-complex="normal"/>
    </style:style>
    <style:style style:name="P13" style:family="paragraph" style:parent-style-name="Standard">
      <style:text-properties fo:font-size="18pt" fo:font-weight="normal" officeooo:rsid="000ebd64" officeooo:paragraph-rsid="0010b076" style:font-size-asian="15.75pt" style:font-weight-asian="normal" style:font-size-complex="18pt" style:font-weight-complex="normal"/>
    </style:style>
    <style:style style:name="P14" style:family="paragraph" style:parent-style-name="Standard">
      <style:text-properties fo:font-size="18pt" fo:font-weight="normal" officeooo:rsid="001318cb" officeooo:paragraph-rsid="001318cb" style:font-size-asian="15.75pt" style:font-weight-asian="normal" style:font-size-complex="18pt" style:font-weight-complex="normal"/>
    </style:style>
    <style:style style:name="P15" style:family="paragraph" style:parent-style-name="Standard">
      <style:text-properties fo:font-size="18pt" fo:font-weight="normal" officeooo:rsid="001b0d79" officeooo:paragraph-rsid="0023e41c" style:font-size-asian="15.75pt" style:font-weight-asian="normal" style:font-size-complex="18pt" style:font-weight-complex="normal"/>
    </style:style>
    <style:style style:name="P16" style:family="paragraph" style:parent-style-name="Standard">
      <style:text-properties fo:font-size="18pt" fo:font-weight="normal" officeooo:rsid="00273091" officeooo:paragraph-rsid="00273091" style:font-size-asian="15.75pt" style:font-weight-asian="normal" style:font-size-complex="18pt" style:font-weight-complex="normal"/>
    </style:style>
    <style:style style:name="P17" style:family="paragraph" style:parent-style-name="Standard">
      <style:text-properties fo:font-size="18pt" fo:font-weight="normal" officeooo:rsid="00362556" officeooo:paragraph-rsid="00383d19" style:font-size-asian="15.75pt" style:font-weight-asian="normal" style:font-size-complex="18pt" style:font-weight-complex="normal"/>
    </style:style>
    <style:style style:name="P18" style:family="paragraph" style:parent-style-name="Standard">
      <style:text-properties fo:font-size="18pt" fo:font-weight="normal" officeooo:rsid="00362556" officeooo:paragraph-rsid="00427642" style:font-size-asian="15.75pt" style:font-weight-asian="normal" style:font-size-complex="18pt" style:font-weight-complex="normal"/>
    </style:style>
    <style:style style:name="P19" style:family="paragraph" style:parent-style-name="Standard">
      <style:text-properties fo:font-size="18pt" fo:font-weight="normal" officeooo:rsid="003e1abb" officeooo:paragraph-rsid="00427642" style:font-size-asian="15.75pt" style:font-weight-asian="normal" style:font-size-complex="18pt" style:font-weight-complex="normal"/>
    </style:style>
    <style:style style:name="P20" style:family="paragraph" style:parent-style-name="Standard">
      <style:text-properties fo:font-size="18pt" fo:font-weight="normal" officeooo:rsid="003ed2a6" officeooo:paragraph-rsid="003ed2a6" style:font-size-asian="15.75pt" style:font-weight-asian="normal" style:font-size-complex="18pt" style:font-weight-complex="normal"/>
    </style:style>
    <style:style style:name="P21" style:family="paragraph" style:parent-style-name="Standard">
      <style:text-properties fo:font-size="18pt" fo:font-weight="normal" officeooo:rsid="003ed2a6" officeooo:paragraph-rsid="00243881" style:font-size-asian="15.75pt" style:font-weight-asian="normal" style:font-size-complex="18pt" style:font-weight-complex="normal"/>
    </style:style>
    <style:style style:name="P22" style:family="paragraph" style:parent-style-name="Standard">
      <style:text-properties fo:font-size="18pt" fo:font-weight="normal" officeooo:rsid="003ed2a6" officeooo:paragraph-rsid="00427642" style:font-size-asian="15.75pt" style:font-weight-asian="normal" style:font-size-complex="18pt" style:font-weight-complex="normal"/>
    </style:style>
    <style:style style:name="P23" style:family="paragraph" style:parent-style-name="Standard">
      <style:text-properties fo:font-size="18pt" fo:font-weight="normal" officeooo:rsid="0041cd0f" officeooo:paragraph-rsid="004426a6" style:font-size-asian="15.75pt" style:font-weight-asian="normal" style:font-size-complex="18pt" style:font-weight-complex="normal"/>
    </style:style>
    <style:style style:name="P24" style:family="paragraph" style:parent-style-name="Standard">
      <style:text-properties fo:font-size="18pt" fo:font-weight="normal" officeooo:rsid="0041cd0f" officeooo:paragraph-rsid="00427642" style:font-size-asian="15.75pt" style:font-weight-asian="normal" style:font-size-complex="18pt" style:font-weight-complex="normal"/>
    </style:style>
    <style:style style:name="P25" style:family="paragraph" style:parent-style-name="Standard">
      <style:text-properties fo:font-size="18pt" fo:font-weight="normal" officeooo:rsid="004426a6" officeooo:paragraph-rsid="004c3760" style:font-size-asian="15.75pt" style:font-weight-asian="normal" style:font-size-complex="18pt" style:font-weight-complex="normal"/>
    </style:style>
    <style:style style:name="P26" style:family="paragraph" style:parent-style-name="Standard">
      <style:text-properties fo:font-size="18pt" fo:font-weight="normal" officeooo:rsid="004c3760" officeooo:paragraph-rsid="004c3760" style:font-size-asian="15.75pt" style:font-weight-asian="normal" style:font-size-complex="18pt" style:font-weight-complex="normal"/>
    </style:style>
    <style:style style:name="P27" style:family="paragraph" style:parent-style-name="Standard">
      <style:text-properties fo:font-size="18pt" fo:font-weight="normal" officeooo:rsid="004e0448" officeooo:paragraph-rsid="004e0448" style:font-size-asian="15.75pt" style:font-weight-asian="normal" style:font-size-complex="18pt" style:font-weight-complex="normal"/>
    </style:style>
    <style:style style:name="P28" style:family="paragraph" style:parent-style-name="Standard">
      <style:text-properties fo:font-size="18pt" fo:font-weight="normal" officeooo:rsid="004e29fc" officeooo:paragraph-rsid="004e29fc" style:font-size-asian="15.75pt" style:font-weight-asian="normal" style:font-size-complex="18pt" style:font-weight-complex="normal"/>
    </style:style>
    <style:style style:name="P29" style:family="paragraph" style:parent-style-name="Standard">
      <style:text-properties fo:font-size="22pt" fo:font-weight="bold" officeooo:rsid="000ab048" officeooo:paragraph-rsid="000ab048" style:font-size-asian="22pt" style:font-weight-asian="bold" style:font-size-complex="22pt" style:font-weight-complex="bold"/>
    </style:style>
    <style:style style:name="P30" style:family="paragraph" style:parent-style-name="Standard">
      <style:text-properties fo:font-size="18pt" fo:font-weight="bold" officeooo:rsid="0051e873" officeooo:paragraph-rsid="0051e873" style:font-size-asian="15.75pt" style:font-weight-asian="bold" style:font-size-complex="18pt" style:font-weight-complex="bold"/>
    </style:style>
    <style:style style:name="P31" style:family="paragraph" style:parent-style-name="Standard">
      <style:text-properties fo:font-size="18pt" fo:font-weight="bold" officeooo:rsid="00249a61" officeooo:paragraph-rsid="00249a61" style:font-size-asian="15.75pt" style:font-weight-asian="bold" style:font-size-complex="18pt" style:font-weight-complex="bold"/>
    </style:style>
    <style:style style:name="P32" style:family="paragraph" style:parent-style-name="Standard">
      <style:text-properties fo:font-size="18pt" fo:font-weight="bold" officeooo:rsid="004e29fc" officeooo:paragraph-rsid="00249a61" style:font-size-asian="15.75pt" style:font-weight-asian="bold" style:font-size-complex="18pt" style:font-weight-complex="bold"/>
    </style:style>
    <style:style style:name="P33" style:family="paragraph" style:parent-style-name="Standard">
      <style:text-properties fo:font-size="18pt" fo:font-weight="bold" officeooo:rsid="004c3760" officeooo:paragraph-rsid="004c3760" style:font-size-asian="15.75pt" style:font-weight-asian="bold" style:font-size-complex="18pt" style:font-weight-complex="bold"/>
    </style:style>
    <style:style style:name="P34" style:family="paragraph" style:parent-style-name="Standard">
      <style:text-properties fo:font-size="18pt" fo:font-weight="bold" officeooo:rsid="005b3f97" officeooo:paragraph-rsid="005b3f97" style:font-size-asian="15.75pt" style:font-weight-asian="bold" style:font-size-complex="18pt" style:font-weight-complex="bold"/>
    </style:style>
    <style:style style:name="P35" style:family="paragraph" style:parent-style-name="Standard">
      <style:text-properties fo:font-size="18pt" fo:font-weight="bold" officeooo:rsid="005cfa36" officeooo:paragraph-rsid="005cfa36" style:font-size-asian="15.75pt" style:font-weight-asian="bold" style:font-size-complex="18pt" style:font-weight-complex="bold"/>
    </style:style>
    <style:style style:name="P36" style:family="paragraph" style:parent-style-name="Standard">
      <style:text-properties fo:font-size="18pt" fo:font-weight="bold" officeooo:rsid="005dee83" officeooo:paragraph-rsid="005dee83" style:font-size-asian="15.75pt" style:font-weight-asian="bold" style:font-size-complex="18pt" style:font-weight-complex="bold"/>
    </style:style>
    <style:style style:name="P37" style:family="paragraph" style:parent-style-name="Standard">
      <style:text-properties fo:font-size="18pt" fo:font-weight="bold" officeooo:rsid="005eb9fa" officeooo:paragraph-rsid="005cfa36" style:font-size-asian="15.75pt" style:font-weight-asian="bold" style:font-size-complex="18pt" style:font-weight-complex="bold"/>
    </style:style>
    <style:style style:name="P38" style:family="paragraph" style:parent-style-name="Standard">
      <style:text-properties fo:font-size="18pt" fo:font-weight="bold" officeooo:rsid="00619b66" officeooo:paragraph-rsid="00619b66" style:font-size-asian="15.75pt" style:font-weight-asian="bold" style:font-size-complex="18pt" style:font-weight-complex="bold"/>
    </style:style>
    <style:style style:name="P39" style:family="paragraph" style:parent-style-name="Standard">
      <style:text-properties fo:font-size="18pt" fo:font-weight="bold" officeooo:rsid="006431a9" officeooo:paragraph-rsid="006431a9" style:font-size-asian="15.75pt" style:font-weight-asian="bold" style:font-size-complex="18pt" style:font-weight-complex="bold"/>
    </style:style>
    <style:style style:name="P40" style:family="paragraph" style:parent-style-name="Standard">
      <style:text-properties fo:font-size="18pt" fo:font-weight="bold" officeooo:rsid="006431a9" officeooo:paragraph-rsid="00249a61" style:font-size-asian="15.75pt" style:font-weight-asian="bold" style:font-size-complex="18pt" style:font-weight-complex="bold"/>
    </style:style>
    <style:style style:name="P41" style:family="paragraph" style:parent-style-name="Standard">
      <style:text-properties fo:font-size="18pt" fo:font-weight="bold" officeooo:rsid="006431a9" officeooo:paragraph-rsid="0065d4d1" style:font-size-asian="15.75pt" style:font-weight-asian="bold" style:font-size-complex="18pt" style:font-weight-complex="bold"/>
    </style:style>
    <style:style style:name="P42" style:family="paragraph" style:parent-style-name="Standard">
      <style:text-properties fo:font-size="18pt" fo:font-weight="normal" officeooo:rsid="0036d6ab" officeooo:paragraph-rsid="00427642" style:font-size-asian="15.75pt" style:font-weight-asian="normal" style:font-size-complex="18pt" style:font-weight-complex="normal"/>
    </style:style>
    <style:style style:name="P43" style:family="paragraph" style:parent-style-name="Standard">
      <style:text-properties fo:font-size="18pt" fo:font-weight="normal" officeooo:rsid="0051e873" officeooo:paragraph-rsid="0051e873" style:font-size-asian="15.75pt" style:font-weight-asian="normal" style:font-size-complex="18pt" style:font-weight-complex="normal"/>
    </style:style>
    <style:style style:name="P44" style:family="paragraph" style:parent-style-name="Standard">
      <style:text-properties fo:font-size="18pt" fo:font-weight="normal" officeooo:rsid="004e29fc" officeooo:paragraph-rsid="004e29fc" style:font-size-asian="15.75pt" style:font-weight-asian="normal" style:font-size-complex="18pt" style:font-weight-complex="normal"/>
    </style:style>
    <style:style style:name="P45" style:family="paragraph" style:parent-style-name="Standard">
      <style:text-properties fo:font-size="18pt" fo:font-weight="normal" officeooo:rsid="004e29fc" officeooo:paragraph-rsid="0051e873" style:font-size-asian="15.75pt" style:font-weight-asian="normal" style:font-size-complex="18pt" style:font-weight-complex="normal"/>
    </style:style>
    <style:style style:name="P46" style:family="paragraph" style:parent-style-name="Standard">
      <style:text-properties fo:font-size="18pt" fo:font-weight="normal" officeooo:rsid="004e29fc" officeooo:paragraph-rsid="00553f54" style:font-size-asian="15.75pt" style:font-weight-asian="normal" style:font-size-complex="18pt" style:font-weight-complex="normal"/>
    </style:style>
    <style:style style:name="P47" style:family="paragraph" style:parent-style-name="Standard">
      <style:text-properties fo:font-size="18pt" fo:font-weight="normal" officeooo:rsid="0051f7ca" officeooo:paragraph-rsid="0051f7ca" style:font-size-asian="15.75pt" style:font-weight-asian="normal" style:font-size-complex="18pt" style:font-weight-complex="normal"/>
    </style:style>
    <style:style style:name="P48" style:family="paragraph" style:parent-style-name="Standard">
      <style:text-properties fo:font-size="18pt" fo:font-weight="normal" officeooo:rsid="0051f7ca" officeooo:paragraph-rsid="0051fab3" style:font-size-asian="15.75pt" style:font-weight-asian="normal" style:font-size-complex="18pt" style:font-weight-complex="normal"/>
    </style:style>
    <style:style style:name="P49" style:family="paragraph" style:parent-style-name="Standard">
      <style:text-properties fo:font-size="18pt" fo:font-weight="normal" officeooo:rsid="004d38d1" officeooo:paragraph-rsid="004d38d1" style:font-size-asian="15.75pt" style:font-weight-asian="normal" style:font-size-complex="18pt" style:font-weight-complex="normal"/>
    </style:style>
    <style:style style:name="P50" style:family="paragraph" style:parent-style-name="Standard">
      <style:text-properties fo:font-size="18pt" fo:font-weight="normal" officeooo:rsid="004d38d1" officeooo:paragraph-rsid="0056264e" style:font-size-asian="15.75pt" style:font-weight-asian="normal" style:font-size-complex="18pt" style:font-weight-complex="normal"/>
    </style:style>
    <style:style style:name="P51" style:family="paragraph" style:parent-style-name="Standard">
      <style:text-properties fo:font-size="18pt" fo:font-weight="normal" officeooo:rsid="0056264e" officeooo:paragraph-rsid="00553f54" style:font-size-asian="15.75pt" style:font-weight-asian="normal" style:font-size-complex="18pt" style:font-weight-complex="normal"/>
    </style:style>
    <style:style style:name="P52" style:family="paragraph" style:parent-style-name="Standard">
      <style:text-properties fo:font-size="18pt" fo:font-weight="normal" officeooo:rsid="005831c8" officeooo:paragraph-rsid="005831c8" style:font-size-asian="15.75pt" style:font-weight-asian="normal" style:font-size-complex="18pt" style:font-weight-complex="normal"/>
    </style:style>
    <style:style style:name="P53" style:family="paragraph" style:parent-style-name="Standard">
      <style:text-properties fo:font-size="18pt" fo:font-weight="normal" officeooo:rsid="005b3f97" officeooo:paragraph-rsid="005b3f97" style:font-size-asian="15.75pt" style:font-weight-asian="normal" style:font-size-complex="18pt" style:font-weight-complex="normal"/>
    </style:style>
    <style:style style:name="P54" style:family="paragraph" style:parent-style-name="Standard">
      <style:text-properties fo:font-size="18pt" fo:font-weight="normal" officeooo:rsid="005c3136" officeooo:paragraph-rsid="005c3136" style:font-size-asian="15.75pt" style:font-weight-asian="normal" style:font-size-complex="18pt" style:font-weight-complex="normal"/>
    </style:style>
    <style:style style:name="P55" style:family="paragraph" style:parent-style-name="Standard">
      <style:text-properties fo:font-size="18pt" fo:font-weight="normal" officeooo:rsid="005fa517" officeooo:paragraph-rsid="005fa517" style:font-size-asian="15.75pt" style:font-weight-asian="normal" style:font-size-complex="18pt" style:font-weight-complex="normal"/>
    </style:style>
    <style:style style:name="P56" style:family="paragraph" style:parent-style-name="Standard">
      <style:text-properties fo:font-size="18pt" fo:font-weight="normal" officeooo:rsid="0065d4d1" officeooo:paragraph-rsid="0065d4d1" style:font-size-asian="15.75pt" style:font-weight-asian="normal" style:font-size-complex="18pt" style:font-weight-complex="normal"/>
    </style:style>
    <style:style style:name="P57" style:family="paragraph" style:parent-style-name="Standard">
      <style:text-properties fo:font-size="16pt" fo:font-weight="bold" officeooo:rsid="00619b66" officeooo:paragraph-rsid="00619b66" style:font-size-asian="16pt" style:font-weight-asian="bold" style:font-size-complex="16pt" style:font-weight-complex="bold"/>
    </style:style>
    <style:style style:name="P58" style:family="paragraph" style:parent-style-name="Standard">
      <style:text-properties fo:font-size="16pt" fo:font-weight="normal" officeooo:rsid="0061d4d7" officeooo:paragraph-rsid="0061d4d7" style:font-size-asian="16pt" style:font-weight-asian="normal" style:font-size-complex="16pt" style:font-weight-complex="normal"/>
    </style:style>
    <style:style style:name="P59" style:family="paragraph" style:parent-style-name="Standard">
      <style:text-properties fo:font-size="16pt" fo:font-weight="normal" officeooo:rsid="0061d4d7" officeooo:paragraph-rsid="00627469" style:font-size-asian="16pt" style:font-weight-asian="normal" style:font-size-complex="16pt" style:font-weight-complex="normal"/>
    </style:style>
    <style:style style:name="P60" style:family="paragraph" style:parent-style-name="Standard">
      <style:text-properties fo:font-size="16pt" fo:font-weight="normal" officeooo:rsid="0061d4d7" officeooo:paragraph-rsid="00642b2e" style:font-size-asian="16pt" style:font-weight-asian="normal" style:font-size-complex="16pt" style:font-weight-complex="normal"/>
    </style:style>
    <style:style style:name="P61" style:family="paragraph" style:parent-style-name="Standard">
      <style:text-properties fo:font-size="16pt" fo:font-weight="normal" officeooo:rsid="00627469" officeooo:paragraph-rsid="00627469" style:font-size-asian="16pt" style:font-weight-asian="normal" style:font-size-complex="16pt" style:font-weight-complex="normal"/>
    </style:style>
    <style:style style:name="P62" style:family="paragraph" style:parent-style-name="Standard">
      <style:text-properties fo:font-size="16pt" fo:font-weight="normal" officeooo:rsid="006431a9" officeooo:paragraph-rsid="006431a9" style:font-size-asian="16pt" style:font-weight-asian="normal" style:font-size-complex="16pt" style:font-weight-complex="normal"/>
    </style:style>
    <style:style style:name="P63" style:family="paragraph" style:parent-style-name="Standard">
      <style:text-properties fo:font-size="16pt" fo:font-weight="normal" officeooo:rsid="005bd8f2" officeooo:paragraph-rsid="005bd8f2" style:font-size-asian="16pt" style:font-weight-asian="normal" style:font-size-complex="16pt" style:font-weight-complex="normal"/>
    </style:style>
    <style:style style:name="P64" style:family="paragraph" style:parent-style-name="Standard">
      <style:text-properties fo:font-size="16pt" fo:font-weight="normal" officeooo:rsid="005b3f97" officeooo:paragraph-rsid="005b3f97" style:font-size-asian="16pt" style:font-weight-asian="normal" style:font-size-complex="16pt" style:font-weight-complex="normal"/>
    </style:style>
    <style:style style:name="P65" style:family="paragraph" style:parent-style-name="Standard">
      <style:text-properties fo:font-size="16pt" fo:font-weight="normal" officeooo:rsid="005b3f97" officeooo:paragraph-rsid="005bd8f2" style:font-size-asian="16pt" style:font-weight-asian="normal" style:font-size-complex="16pt" style:font-weight-complex="normal"/>
    </style:style>
    <style:style style:name="P66" style:family="paragraph" style:parent-style-name="Standard">
      <style:text-properties fo:font-size="16pt" fo:font-weight="normal" officeooo:rsid="005b3f97" officeooo:paragraph-rsid="005e37f5" style:font-size-asian="16pt" style:font-weight-asian="normal" style:font-size-complex="16pt" style:font-weight-complex="normal"/>
    </style:style>
    <style:style style:name="P67" style:family="paragraph" style:parent-style-name="Table_20_Contents">
      <style:text-properties fo:font-size="18pt" style:font-size-asian="15.75pt" style:font-size-complex="18pt"/>
    </style:style>
    <style:style style:name="P68" style:family="paragraph" style:parent-style-name="Table_20_Contents">
      <style:text-properties fo:font-size="18pt" officeooo:rsid="0051f7ca" officeooo:paragraph-rsid="0051f7ca" style:font-size-asian="15.75pt" style:font-size-complex="18pt"/>
    </style:style>
    <style:style style:name="P69" style:family="paragraph" style:parent-style-name="Table_20_Contents">
      <style:text-properties fo:font-size="18pt" officeooo:rsid="0051fab3" officeooo:paragraph-rsid="00553f54" style:font-size-asian="15.75pt" style:font-size-complex="18pt"/>
    </style:style>
    <style:style style:name="P70" style:family="paragraph" style:parent-style-name="Table_20_Contents">
      <style:text-properties fo:font-size="18pt" officeooo:rsid="0053a89d" officeooo:paragraph-rsid="00553f54" style:font-size-asian="15.75pt" style:font-size-complex="18pt"/>
    </style:style>
    <style:style style:name="P71" style:family="paragraph" style:parent-style-name="Table_20_Contents">
      <style:text-properties fo:font-size="18pt" officeooo:paragraph-rsid="00553f54" style:font-size-asian="15.75pt" style:font-size-complex="18pt"/>
    </style:style>
    <style:style style:name="P72" style:family="paragraph" style:parent-style-name="Table_20_Contents">
      <style:text-properties fo:font-size="18pt" officeooo:rsid="005831c8" officeooo:paragraph-rsid="005831c8" style:font-size-asian="15.75pt" style:font-size-complex="18pt"/>
    </style:style>
    <style:style style:name="P73" style:family="paragraph" style:parent-style-name="Table_20_Contents">
      <style:text-properties fo:font-size="18pt" officeooo:rsid="005831c8" officeooo:paragraph-rsid="0059670e" style:font-size-asian="15.75pt" style:font-size-complex="18pt"/>
    </style:style>
    <style:style style:name="P74" style:family="paragraph" style:parent-style-name="Table_20_Contents">
      <style:text-properties fo:font-size="18pt" officeooo:rsid="005831c8" officeooo:paragraph-rsid="005b1155" style:font-size-asian="15.75pt" style:font-size-complex="18pt"/>
    </style:style>
    <style:style style:name="P75" style:family="paragraph" style:parent-style-name="Table_20_Contents">
      <style:text-properties fo:font-size="18pt" officeooo:rsid="0059670e" officeooo:paragraph-rsid="0059670e" style:font-size-asian="15.75pt" style:font-size-complex="18pt"/>
    </style:style>
    <style:style style:name="P76" style:family="paragraph" style:parent-style-name="Table_20_Contents">
      <style:text-properties fo:font-size="18pt" officeooo:rsid="0059670e" officeooo:paragraph-rsid="005b1155" style:font-size-asian="15.75pt" style:font-size-complex="18pt"/>
    </style:style>
    <style:style style:name="P77" style:family="paragraph" style:parent-style-name="Table_20_Contents">
      <style:text-properties fo:font-size="18pt" officeooo:rsid="005b1155" officeooo:paragraph-rsid="005b1155" style:font-size-asian="15.75pt" style:font-size-complex="18pt"/>
    </style:style>
    <style:style style:name="T1" style:family="text">
      <style:text-properties officeooo:rsid="000d2ba2"/>
    </style:style>
    <style:style style:name="T2" style:family="text">
      <style:text-properties officeooo:rsid="000d8569"/>
    </style:style>
    <style:style style:name="T3" style:family="text">
      <style:text-properties officeooo:rsid="00122515"/>
    </style:style>
    <style:style style:name="T4" style:family="text">
      <style:text-properties officeooo:rsid="0014fa44"/>
    </style:style>
    <style:style style:name="T5" style:family="text">
      <style:text-properties officeooo:rsid="001bcd5b"/>
    </style:style>
    <style:style style:name="T6" style:family="text">
      <style:text-properties officeooo:rsid="00249a61"/>
    </style:style>
    <style:style style:name="T7" style:family="text">
      <style:text-properties officeooo:rsid="00273091"/>
    </style:style>
    <style:style style:name="T8" style:family="text">
      <style:text-properties officeooo:rsid="003ed2a6"/>
    </style:style>
    <style:style style:name="T9" style:family="text">
      <style:text-properties officeooo:rsid="004016ce"/>
    </style:style>
    <style:style style:name="T10" style:family="text">
      <style:text-properties officeooo:rsid="00411198"/>
    </style:style>
    <style:style style:name="T11" style:family="text">
      <style:text-properties fo:color="#ce181e"/>
    </style:style>
    <style:style style:name="T12" style:family="text">
      <style:text-properties fo:color="#ce181e" officeooo:rsid="00411198"/>
    </style:style>
    <style:style style:name="T13" style:family="text">
      <style:text-properties fo:color="#ce181e" officeooo:rsid="0041cd0f"/>
    </style:style>
    <style:style style:name="T14" style:family="text">
      <style:text-properties officeooo:rsid="004492d6"/>
    </style:style>
    <style:style style:name="T15" style:family="text">
      <style:text-properties officeooo:rsid="0046f44d"/>
    </style:style>
    <style:style style:name="T16" style:family="text">
      <style:text-properties officeooo:rsid="004d38d1"/>
    </style:style>
    <style:style style:name="T17" style:family="text">
      <style:text-properties officeooo:rsid="004e29fc"/>
    </style:style>
    <style:style style:name="T18" style:family="text">
      <style:text-properties officeooo:rsid="004fcb41"/>
    </style:style>
    <style:style style:name="T19" style:family="text">
      <style:text-properties officeooo:rsid="005077ee"/>
    </style:style>
    <style:style style:name="T20" style:family="text">
      <style:text-properties officeooo:rsid="0051e873"/>
    </style:style>
    <style:style style:name="T21" style:family="text">
      <style:text-properties fo:font-size="18pt" fo:font-weight="normal" officeooo:rsid="0051f7ca" style:font-size-asian="15.75pt" style:font-weight-asian="normal" style:font-size-complex="18pt" style:font-weight-complex="normal"/>
    </style:style>
    <style:style style:name="T22" style:family="text">
      <style:text-properties fo:font-size="18pt" fo:font-weight="normal" officeooo:rsid="0061d4d7" style:font-size-asian="15.75pt" style:font-weight-asian="normal" style:font-size-complex="18pt" style:font-weight-complex="normal"/>
    </style:style>
    <style:style style:name="T23" style:family="text">
      <style:text-properties officeooo:rsid="0051f7ca"/>
    </style:style>
    <style:style style:name="T24" style:family="text">
      <style:text-properties officeooo:rsid="0051fab3"/>
    </style:style>
    <style:style style:name="T25" style:family="text">
      <style:text-properties officeooo:rsid="0053a89d"/>
    </style:style>
    <style:style style:name="T26" style:family="text">
      <style:text-properties officeooo:rsid="0056264e"/>
    </style:style>
    <style:style style:name="T27" style:family="text">
      <style:text-properties officeooo:rsid="005831c8"/>
    </style:style>
    <style:style style:name="T28" style:family="text">
      <style:text-properties officeooo:rsid="005b1155"/>
    </style:style>
    <style:style style:name="T29" style:family="text">
      <style:text-properties officeooo:rsid="005bd8f2"/>
    </style:style>
    <style:style style:name="T30" style:family="text">
      <style:text-properties officeooo:rsid="005c3136"/>
    </style:style>
    <style:style style:name="T31" style:family="text">
      <style:text-properties officeooo:rsid="005cfa36"/>
    </style:style>
    <style:style style:name="T32" style:family="text">
      <style:text-properties officeooo:rsid="005dee83"/>
    </style:style>
    <style:style style:name="T33" style:family="text">
      <style:text-properties officeooo:rsid="005e37f5"/>
    </style:style>
    <style:style style:name="T34" style:family="text">
      <style:text-properties officeooo:rsid="005eb9fa"/>
    </style:style>
    <style:style style:name="T35" style:family="text">
      <style:text-properties officeooo:rsid="00619b66"/>
    </style:style>
    <style:style style:name="T36" style:family="text">
      <style:text-properties officeooo:rsid="0061d4d7"/>
    </style:style>
    <style:style style:name="T37" style:family="text">
      <style:text-properties officeooo:rsid="00627469"/>
    </style:style>
    <style:style style:name="T38" style:family="text">
      <style:text-properties officeooo:rsid="00642b2e"/>
    </style:style>
    <style:style style:name="T39" style:family="text">
      <style:text-properties fo:font-size="16pt" fo:font-weight="normal" officeooo:rsid="0061d4d7" style:font-size-asian="16pt" style:font-weight-asian="normal" style:font-size-complex="16pt" style:font-weight-complex="normal"/>
    </style:style>
    <style:style style:name="T40" style:family="text">
      <style:text-properties officeooo:rsid="006431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n Auto-levels-generator in Angry Bird<text:span text:style-name="T1">s</text:span> using <text:span text:style-name="T1">Real World </text:span>Object<text:span text:style-name="T1">s</text:span></text:p>
      <text:p text:style-name="P2"/>
      <text:p text:style-name="P3">Abstraction:</text:p>
      <text:p text:style-name="P3"/>
      <text:p text:style-name="P15">we present an <text:span text:style-name="T5">level generator which automatically convert the real world objects to the structure in the Angry Birds world. First, the we use one of TensorFlow model called “DeepLab” which re-purposes networks trained on image classification. This model is able to extract the real world objects’ segmentation and turn it to the matrix if the object include in database. It also can be trained to identify the uncatalogued objects. Second, we establish a physic model which is able to construct the structures similar to the segmentation of real world objects in Angry Bird. In physic model, it selects the key rows and columns in the matrices from ‘DeepLab’ to reduce complexity, and transforms it to honeycomb-like matrices in order to increasing stability of structures. Then, It labels each position of the matrix according to the status of each position’s neighbors. Therefore, it can extract the outline of the matrix and convert the outline to a series of stable rooms supported by squares and rectangle. At last, we places pigs and TNT in the rooms. In the experiment, we use COCO database which contains 80 different type of catalogs. </text:span></text:p>
      <text:p text:style-name="P15"/>
      <text:p text:style-name="P4"/>
      <text:p text:style-name="P5"/>
      <text:p text:style-name="P5"/>
      <text:p text:style-name="P5"/>
      <text:p text:style-name="P5"/>
      <text:p text:style-name="P5"/>
      <text:p text:style-name="P5"/>
      <text:p text:style-name="P5"/>
      <text:p text:style-name="P5"/>
      <text:p text:style-name="P5"/>
      <text:p text:style-name="P5"><text:soft-page-break/><text:span text:style-name="T6">1 </text:span>Introduction:</text:p>
      <text:p text:style-name="P21"/>
      <text:p text:style-name="P20"><text:span text:style-name="T9">I</text:span>magining are <text:span text:style-name="T9">the key component of the game creating especially in level construction. Mankind are very good at project the real world objects or concepts to the virtual world they desire. In 1983,</text:span></text:p>
      <text:p text:style-name="P20">Gardner presented his theory of multiple intelligences [1]. <text:span text:style-name="T10">One of the intelligences is the spatial intelligence which enable people to navigate in the space and visualize objects. </text:span><text:span text:style-name="T12">This intelligence contains ma</text:span><text:span text:style-name="T11">nipulation of information presented in a visual, diagrammatic, or symbolic form as opposed to verbal language-based modality </text:span><text:span text:style-name="T13">[2]</text:span><text:span text:style-name="T11">.</text:span></text:p>
      <text:p text:style-name="P20"/>
      <text:p text:style-name="P23">In recent, the researchers are trying to investigate auto-level-generator in Angry Birds which is an Physics-Bases Simulating Game. They would like this generator can construct various levels that are interesting to play. The Angry Bird has an 2 dimensional physical simulating environment which players need to kill all the pigs in the environment by launching the birds from a slingshot. Those pigs are usually stand up or covered by structures so that player cannot one-shot them. However, this environment are highly control by physics laws. Player allow to make the structure fall down by shooting them and fallen structure can deal damage to pigs. </text:p>
      <text:p text:style-name="P22"/>
      <text:p text:style-name="P24">Our paper purpose an auto-level-generator demo which can visualize the real world objects in the game world. Since the objects in Angry Birds are manipulated by physical laws, our demo has two parts, object extraction model and physics model. </text:p>
      <text:p text:style-name="P17"/>
      <text:p text:style-name="P9"/>
      <text:p text:style-name="P6"/>
      <text:p text:style-name="P6"/>
      <text:p text:style-name="P6"/>
      <text:p text:style-name="P9"/>
      <text:p text:style-name="P9"/>
      <text:p text:style-name="P6"><text:soft-page-break/>2. <text:span text:style-name="T20">Relative Work</text:span>:</text:p>
      <text:p text:style-name="P6"/>
      <text:p text:style-name="P6">2.1 <text:span text:style-name="T15">Object detection</text:span></text:p>
      <text:p text:style-name="P6"/>
      <text:p text:style-name="P42">The object extraction model essential is an artificial intelligent trained by one of TensorFlow model ‘DeepLab’[3]. This artificial intelligent can help us to detect and extract the object from real world images by applying ‘Atrous convolution’ and conditional random fields. It converts the image from JPG format to the matrix contain different labels that indicate the categories of the objects if any.</text:p>
      <text:p text:style-name="P42"/>
      <text:p text:style-name="P43">For any unclassified object, we use “GIMP” which is an image manipulated tools to manually cut off the background. Then, we transform the image to SVG polygon format which is an matrix contains the shape of object.</text:p>
      <text:p text:style-name="P7"/>
      <text:p text:style-name="P6">2.2 Physic Model</text:p>
      <text:p text:style-name="P18"/>
      <text:p text:style-name="P19">The second part is physics model <text:span text:style-name="T8">which is going to construct the level automatically according to given matrix. </text:span></text:p>
      <text:p text:style-name="P22"/>
      <text:p text:style-name="P25">There are many different shape of structure objects and each object can be made by three different <text:span text:style-name="T14">materials, ice, wood, and stone. <text:s/>The center weight of the objects affected by the total area and material density[2]. In our experiment, the width and height of the object in the Angry Birds are not exactly same with the documents. This factor gradually becomes unavoidable when the height of structure becomes higher and higher. We found that even for same structure like simple column with ice blocks. The higher structure still possible fall down when the lower structure structure are stable. Therefore, we make a series process to ensure the maximum stability of the structure. </text:span></text:p>
      <text:p text:style-name="P6"/>
      <text:p text:style-name="P32"/>
      <text:p text:style-name="P30"><text:soft-page-break/>3. Methodology:</text:p>
      <text:p text:style-name="P30"/>
      <text:p text:style-name="P10"><text:span text:style-name="T24">3</text:span>.1 Honeycomb matrix </text:p>
      <text:p text:style-name="P10"/>
      <text:p text:style-name="P26">First, the program shifting the matrix to a honeycomb-like matrix. </text:p>
      <text:p text:style-name="P27">The advantage of honeycomb-like matrix is that each position has six neighbors instead of four in normal matrix. Therefore, <text:span text:style-name="T17">each square can have one more supported blocks. </text:span></text:p>
      <text:p text:style-name="P28"/>
      <text:p text:style-name="P45">In practice, the program let every second <text:span text:style-name="T18">row</text:span> shif<text:span text:style-name="T19">t</text:span> <text:span text:style-name="T18">one</text:span> position to the <text:span text:style-name="T18">right. Therefore, each position have two blocks supporting, down-left and down-right, and it supports two blocks, top-left and top-right. The relation between the position and its neighbors is in Table 1.</text:span></text:p>
      <text:p text:style-name="P45"/>
      <text:p text:style-name="P45"><text:tab/><text:tab/><text:tab/><text:tab/><text:tab/><text:span text:style-name="T23">Table-1</text:span></text:p>
      <table:table table:name="Table1" table:style-name="Table1">
        <table:table-column table:style-name="Table1.A"/>
        <table:table-column table:style-name="Table1.B" table:number-columns-repeated="2"/>
        <table:table-row>
          <table:table-cell table:style-name="Table1.A1" office:value-type="string">
            <text:p text:style-name="P68"/>
          </table:table-cell>
          <table:table-cell table:style-name="Table1.A1" office:value-type="string">
            <text:p text:style-name="P68">Row is even</text:p>
          </table:table-cell>
          <table:table-cell table:style-name="Table1.C1" office:value-type="string">
            <text:p text:style-name="P68">Row is odd</text:p>
          </table:table-cell>
        </table:table-row>
        <table:table-row>
          <table:table-cell table:style-name="Table1.A2" office:value-type="string">
            <text:p text:style-name="P68">Top-left</text:p>
          </table:table-cell>
          <table:table-cell table:style-name="Table1.A2" office:value-type="string">
            <text:p text:style-name="P68">Column - 1</text:p>
          </table:table-cell>
          <table:table-cell table:style-name="Table1.C2" office:value-type="string">
            <text:p text:style-name="P68">Column</text:p>
          </table:table-cell>
        </table:table-row>
        <table:table-row>
          <table:table-cell table:style-name="Table1.A2" office:value-type="string">
            <text:p text:style-name="P68">Top-right</text:p>
          </table:table-cell>
          <table:table-cell table:style-name="Table1.A2" office:value-type="string">
            <text:p text:style-name="P68">Column</text:p>
          </table:table-cell>
          <table:table-cell table:style-name="Table1.C2" office:value-type="string">
            <text:p text:style-name="P68">Column +1</text:p>
          </table:table-cell>
        </table:table-row>
        <table:table-row>
          <table:table-cell table:style-name="Table1.A2" office:value-type="string">
            <text:p text:style-name="P68">Down-left</text:p>
          </table:table-cell>
          <table:table-cell table:style-name="Table1.A2" office:value-type="string">
            <text:p text:style-name="P68">Column -1</text:p>
          </table:table-cell>
          <table:table-cell table:style-name="Table1.C2" office:value-type="string">
            <text:p text:style-name="P68">Column </text:p>
          </table:table-cell>
        </table:table-row>
        <table:table-row>
          <table:table-cell table:style-name="Table1.A2" office:value-type="string">
            <text:p text:style-name="P68">Down-Right</text:p>
          </table:table-cell>
          <table:table-cell table:style-name="Table1.A2" office:value-type="string">
            <text:p text:style-name="P68">Column</text:p>
          </table:table-cell>
          <table:table-cell table:style-name="Table1.C2" office:value-type="string">
            <text:p text:style-name="P68">Column</text:p>
          </table:table-cell>
        </table:table-row>
      </table:table>
      <text:p text:style-name="P45"/>
      <text:p text:style-name="P47">Therefore, the equation is:</text:p>
      <text:p text:style-name="P47"/>
      <text:p text:style-name="P48">Top-left, <text:span text:style-name="T24">Down-left</text:span> = Column -1 + <text:span text:style-name="T24">Row % 2</text:span></text:p>
      <text:p text:style-name="P48">Top-<text:span text:style-name="T24">Right</text:span>, <text:span text:style-name="T24">Down-Right </text:span>= Column -1 + <text:span text:style-name="T24">Row % 2</text:span></text:p>
      <text:p text:style-name="P28"/>
      <text:p text:style-name="P26"/>
      <text:p text:style-name="P10"/>
      <text:p text:style-name="P10"/>
      <text:p text:style-name="P10"/>
      <text:p text:style-name="P10"/>
      <text:p text:style-name="P10"/>
      <text:p text:style-name="P10"><text:soft-page-break/><text:span text:style-name="T26">3</text:span>.2 <text:span text:style-name="T16">Analyze </text:span></text:p>
      <text:p text:style-name="P10"/>
      <text:p text:style-name="P50">Then, we analysis the outline of the structure from matrix in order to only keep the key shapes. <text:span text:style-name="T24">By inspecting neighbors, we can label each position in one of four situations in Table-2. </text:span></text:p>
      <text:p text:style-name="P50"/>
      <text:p text:style-name="P46"><text:tab/><text:tab/><text:tab/><text:tab/> <text:s text:c="6"/><text:tab/><text:span text:style-name="T23">Table-2</text:span></text:p>
      <table:table table:name="Table2" table:style-name="Table2">
        <table:table-column table:style-name="Table2.A"/>
        <table:table-column table:style-name="Table2.B" table:number-columns-repeated="2"/>
        <table:table-row>
          <table:table-cell table:style-name="Table2.A1" office:value-type="string">
            <text:p text:style-name="P71"/>
          </table:table-cell>
          <table:table-cell table:style-name="Table2.A1" office:value-type="string">
            <text:p text:style-name="P69"><text:span text:style-name="T25">Down-right</text:span> <text:span text:style-name="T25">exists</text:span></text:p>
          </table:table-cell>
          <table:table-cell table:style-name="Table2.C1" office:value-type="string">
            <text:p text:style-name="P69"><text:span text:style-name="T25">Down-right</text:span> <text:span text:style-name="T25">empty</text:span></text:p>
          </table:table-cell>
        </table:table-row>
        <table:table-row>
          <table:table-cell table:style-name="Table2.A2" office:value-type="string">
            <text:p text:style-name="P70">Down-left exists</text:p>
          </table:table-cell>
          <table:table-cell table:style-name="Table2.A2" office:value-type="string">
            <text:p text:style-name="P70">1</text:p>
          </table:table-cell>
          <table:table-cell table:style-name="Table2.C2" office:value-type="string">
            <text:p text:style-name="P70">4</text:p>
          </table:table-cell>
        </table:table-row>
        <table:table-row>
          <table:table-cell table:style-name="Table2.A2" office:value-type="string">
            <text:p text:style-name="P70">Down-left empty</text:p>
          </table:table-cell>
          <table:table-cell table:style-name="Table2.A2" office:value-type="string">
            <text:p text:style-name="P70">2</text:p>
          </table:table-cell>
          <table:table-cell table:style-name="Table2.C2" office:value-type="string">
            <text:p text:style-name="P70">3</text:p>
          </table:table-cell>
        </table:table-row>
      </table:table>
      <text:p text:style-name="P51"/>
      <text:p text:style-name="P52">In the experiment, we found that the squares are stable if it satisfied those conditions in Table-3.</text:p>
      <text:p text:style-name="P52"/>
      <text:p text:style-name="P52"><text:tab/><text:tab/><text:tab/><text:tab/><text:tab/>Table-3</text:p>
      <text:p text:style-name="P52"/>
      <table:table table:name="Table3" table:style-name="Table3">
        <table:table-column table:style-name="Table3.A"/>
        <table:table-column table:style-name="Table3.B"/>
        <table:table-column table:style-name="Table3.C"/>
        <table:table-column table:style-name="Table3.D"/>
        <table:table-column table:style-name="Table3.C"/>
        <table:table-row>
          <table:table-cell table:style-name="Table3.A1" office:value-type="string">
            <text:p text:style-name="P67"/>
          </table:table-cell>
          <table:table-cell table:style-name="Table3.A1" office:value-type="string">
            <text:p text:style-name="P72">Label = 1</text:p>
          </table:table-cell>
          <table:table-cell table:style-name="Table3.A1" office:value-type="string">
            <text:p text:style-name="P72">Label = 2</text:p>
          </table:table-cell>
          <table:table-cell table:style-name="Table3.A1" office:value-type="string">
            <text:p text:style-name="P72">Label = 3 </text:p>
          </table:table-cell>
          <table:table-cell table:style-name="Table3.E1" office:value-type="string">
            <text:p text:style-name="P72">Label = 4</text:p>
          </table:table-cell>
        </table:table-row>
        <table:table-row>
          <table:table-cell table:style-name="Table3.A2" office:value-type="string">
            <text:p text:style-name="P73"><text:span text:style-name="T28">Only </text:span>Top-left</text:p>
            <text:p text:style-name="P73">exist</text:p>
          </table:table-cell>
          <table:table-cell table:style-name="Table3.A2" office:value-type="string">
            <text:p text:style-name="P73">Stable</text:p>
          </table:table-cell>
          <table:table-cell table:style-name="Table3.A2" office:value-type="string">
            <text:p text:style-name="P76">Uns<text:span text:style-name="T27">table</text:span></text:p>
          </table:table-cell>
          <table:table-cell table:style-name="Table3.A2" office:value-type="string">
            <text:p text:style-name="P76">Uns<text:span text:style-name="T27">table</text:span></text:p>
          </table:table-cell>
          <table:table-cell table:style-name="Table3.E2" office:value-type="string">
            <text:p text:style-name="P74">Stable</text:p>
          </table:table-cell>
        </table:table-row>
        <table:table-row>
          <table:table-cell table:style-name="Table3.A2" office:value-type="string">
            <text:p text:style-name="P72"><text:span text:style-name="T28">Only </text:span>Top-<text:span text:style-name="T28">right</text:span> <text:span text:style-name="T28">exist</text:span></text:p>
          </table:table-cell>
          <table:table-cell table:style-name="Table3.A2" office:value-type="string">
            <text:p text:style-name="P73">Stable</text:p>
          </table:table-cell>
          <table:table-cell table:style-name="Table3.A2" office:value-type="string">
            <text:p text:style-name="P74">Stable</text:p>
          </table:table-cell>
          <table:table-cell table:style-name="Table3.A2" office:value-type="string">
            <text:p text:style-name="P76">Uns<text:span text:style-name="T27">table</text:span></text:p>
          </table:table-cell>
          <table:table-cell table:style-name="Table3.E2" office:value-type="string">
            <text:p text:style-name="P75">Uns<text:span text:style-name="T27">table</text:span></text:p>
          </table:table-cell>
        </table:table-row>
        <table:table-row>
          <table:table-cell table:style-name="Table3.A2" office:value-type="string">
            <text:p text:style-name="P77">Both exist</text:p>
          </table:table-cell>
          <table:table-cell table:style-name="Table3.A2" office:value-type="string">
            <text:p text:style-name="P72">Stable</text:p>
          </table:table-cell>
          <table:table-cell table:style-name="Table3.A2" office:value-type="string">
            <text:p text:style-name="P74">Stable</text:p>
          </table:table-cell>
          <table:table-cell table:style-name="Table3.A2" office:value-type="string">
            <text:p text:style-name="P76">Uns<text:span text:style-name="T27">table</text:span></text:p>
          </table:table-cell>
          <table:table-cell table:style-name="Table3.E2" office:value-type="string">
            <text:p text:style-name="P74">Stable</text:p>
          </table:table-cell>
        </table:table-row>
        <table:table-row>
          <table:table-cell table:style-name="Table3.A2" office:value-type="string">
            <text:p text:style-name="P72"><text:span text:style-name="T28">Both</text:span> empty</text:p>
          </table:table-cell>
          <table:table-cell table:style-name="Table3.A2" office:value-type="string">
            <text:p text:style-name="P73">Stable</text:p>
          </table:table-cell>
          <table:table-cell table:style-name="Table3.A2" office:value-type="string">
            <text:p text:style-name="P76">Uns<text:span text:style-name="T27">table</text:span></text:p>
          </table:table-cell>
          <table:table-cell table:style-name="Table3.A2" office:value-type="string">
            <text:p text:style-name="P76">Uns<text:span text:style-name="T27">table</text:span></text:p>
          </table:table-cell>
          <table:table-cell table:style-name="Table3.E2" office:value-type="string">
            <text:p text:style-name="P76">Uns<text:span text:style-name="T27">table</text:span></text:p>
          </table:table-cell>
        </table:table-row>
      </table:table>
      <text:p text:style-name="P52"><text:s/></text:p>
      <text:p text:style-name="P34">3.3 Relabel</text:p>
      <text:p text:style-name="P34"/>
      <text:p text:style-name="P53">After analyzing the matrix, we can relabel the matrix according the analysis. First, we only keep the information of each <text:span text:style-name="T29">fourth</text:span> row . The other row will be removed from the matrix. Then, we calculate the width of the object in each row. </text:p>
      <text:p text:style-name="P53"/>
      <text:p text:style-name="P53"/>
      <text:p text:style-name="P53"/>
      <text:p text:style-name="P38"><text:soft-page-break/>Algorithm 1:</text:p>
      <text:p text:style-name="P63"># input : an labeled integer matrix, “<text:span text:style-name="T36">matrix”</text:span></text:p>
      <text:p text:style-name="P63"># output: an 2-d list contains <text:span text:style-name="T30">start positions and end positions</text:span> of object in <text:tab/> <text:s text:c="6"/>each row</text:p>
      <text:p text:style-name="P63"/>
      <text:p text:style-name="P64">widths <text:span text:style-name="T29">← create an empty array</text:span></text:p>
      <text:p text:style-name="P64"/>
      <text:p text:style-name="P64">for i <text:span text:style-name="T29">← 0 to length of matrix, i += 1 for each loop:</text:span></text:p>
      <text:p text:style-name="P65"><text:s text:c="4"/>width <text:span text:style-name="T29">← create an empty array</text:span></text:p>
      <text:p text:style-name="P64"><text:s text:c="4"/>copy <text:span text:style-name="T29">← make a copy of matrix[i]</text:span></text:p>
      <text:p text:style-name="P64"/>
      <text:p text:style-name="P65"><text:s text:c="4"/><text:span text:style-name="T29">for j ← 1 to length of matrix -1, j += 1 for each loop:</text:span></text:p>
      <text:p text:style-name="P65"/>
      <text:p text:style-name="P65"><text:s text:c="9"/>bool_row <text:span text:style-name="T29">←</text:span> copy[j] != 0</text:p>
      <text:p text:style-name="P64"><text:s text:c="9"/>bool_plus <text:span text:style-name="T29">←</text:span> copy[j+1] != 0</text:p>
      <text:p text:style-name="P64"/>
      <text:p text:style-name="P64"><text:s text:c="9"/><text:span text:style-name="T30">matrix[i][j] = 0 # remove the label from matrix</text:span></text:p>
      <text:p text:style-name="P64"/>
      <text:p text:style-name="P64"><text:s text:c="9"/>if <text:span text:style-name="T33">(NOT</text:span> bool_row<text:span text:style-name="T33">)</text:span> <text:span text:style-name="T30">AND</text:span> bool_plus:</text:p>
      <text:p text:style-name="P64"><text:s text:c="13"/>left <text:span text:style-name="T30">← j + 1</text:span></text:p>
      <text:p text:style-name="P66"><text:s text:c="9"/>if <text:span text:style-name="T33">(NOT</text:span> bool_plus<text:span text:style-name="T33">)</text:span> <text:span text:style-name="T30">AND</text:span> bool_row:</text:p>
      <text:p text:style-name="P64"><text:s text:c="13"/>width <text:span text:style-name="T30">← add</text:span> [left,j] <text:span text:style-name="T30">into list</text:span></text:p>
      <text:p text:style-name="P65"><text:s text:c="9"/><text:span text:style-name="T30">widths ← add</text:span> <text:span text:style-name="T30">width into list</text:span></text:p>
      <text:p text:style-name="P65"><text:span text:style-name="T29">return</text:span> widths</text:p>
      <text:p text:style-name="P10"/>
      <text:p text:style-name="P54">Because the object could exist multiple independent <text:span text:style-name="T31">parts</text:span> in same row, we have to use list to store every widths in the row.</text:p>
      <text:p text:style-name="P54"><text:span text:style-name="T31">Hence</text:span>, we use a sliding windows to isolate each section in the row, which is <text:span text:style-name="T34">the two</text:span> Boolean values in the algorithm. <text:span text:style-name="T31">This algorithm is going to check the status of current and next block to see whether those blocks contains labels. If the window is process to the starting point of one part of the object, the current value should be false and next value is true, vice verse.</text:span></text:p>
      <text:p text:style-name="P54"/>
      <text:p text:style-name="P54"/>
      <text:p text:style-name="P54"/>
      <text:p text:style-name="P54"/>
      <text:p text:style-name="P36"><text:soft-page-break/>Example:</text:p>
      <text:p text:style-name="P35"/>
      <text:p text:style-name="P35"><text:s text:c="2"/>0 <text:s/>0 <text:s/>0 <text:s/>0 <text:s/>2 <text:s/>1 <text:s/>3 <text:s/>3 <text:s/>3 <text:s/>1 <text:s/>1 <text:s/>1 <text:s/>4 <text:s/>0 <text:s/>4 <text:s/>2 <text:s/>0 <text:s/>1 <text:s/>0 <text:s/><text:span text:style-name="T34">(matrix)</text:span></text:p>
      <text:p text:style-name="P35"><text:s text:c="2"/><text:span text:style-name="T34">0 <text:s/>0 <text:s/>0 <text:s/>0 <text:s/>1 <text:s/>1 <text:s/>1 <text:s/>1 <text:s/>1 <text:s/>1 <text:s/>1 <text:s/>1 <text:s/>1 <text:s/>0 <text:s/>1 <text:s/>1 <text:s/>0 <text:s/>1 <text:s/>0 <text:s/>(current)</text:span></text:p>
      <text:p text:style-name="P35"><text:s text:c="2"/>0 <text:s/>0 <text:s/>0 <text:s/>1 <text:s/>1 <text:s/>1 <text:s/>1 <text:s/>1 <text:s/>1 <text:s/>1 <text:s/>1 <text:s/>1 <text:s/>0 <text:s/>1 <text:s/>1 <text:s/>0 <text:s/>1 <text:s/>0 <text:s/><text:span text:style-name="T34">1</text:span> <text:s/><text:span text:style-name="T34">(next)</text:span></text:p>
      <text:p text:style-name="P35"><text:s text:c="19"/>|-----------------------| <text:s text:c="6"/><text:span text:style-name="T32">|---| <text:s text:c="6"/>| <text:s text:c="5"/>(intervals)</text:span></text:p>
      <text:p text:style-name="P37"/>
      <text:p text:style-name="P55">Then, the program can relabel the matrix. First, the program calculate how many different rectangles object need to fill in to the row according to the its width. <text:span text:style-name="T35">Then, it adds support to the both side of the rectangles to increase stability. Therefore, two kinds of support, squares and platform. The square is an 1 * 1 rectangle which are the basic unit of the matrix. The platform is a unbreakable territory which ignore all physics law in the Angry Birds. In some cases, the objects are fly in the sky or swimming in the water which hardly be mimic by the game. Hence, we use territory to support the object. </text:span></text:p>
      <text:p text:style-name="P55"/>
      <text:p text:style-name="P38">Algorithm 2:</text:p>
      <text:p text:style-name="P57"/>
      <text:p text:style-name="P58">#input: an integer matrix contains rectangle labels ,“matrix”</text:p>
      <text:p text:style-name="P58"><text:s text:c="12"/>a 2-d array contains all point need to be supported <text:s text:c="10"/><text:tab/><text:tab/>,“rectangle_points”</text:p>
      <text:p text:style-name="P58">#output: an integer matrix which all rectangle are supported</text:p>
      <text:p text:style-name="P58"/>
      <text:p text:style-name="P61">for row in <text:span text:style-name="T36">rectangle_</text:span>points:</text:p>
      <text:p text:style-name="P59"><text:s text:c="4"/>for left, right in the rectangle_<text:span text:style-name="T37">points[row]:</text:span></text:p>
      <text:p text:style-name="P60"><text:s text:c="9"/><text:span text:style-name="T38">supported = False</text:span></text:p>
      <text:p text:style-name="P59"><text:span text:style-name="T37"><text:s text:c="8"/>if right – left &gt; 4:</text:span></text:p>
      <text:p text:style-name="P59"><text:tab/> <text:s text:c="3"/><text:span text:style-name="T37">for offset ← -3 to 3:</text:span></text:p>
      <text:p text:style-name="P59"><text:s text:c="16"/><text:span text:style-name="T37">if matrix[row+4][left+offset] != 0:</text:span></text:p>
      <text:p text:style-name="P60"><text:s text:c="23"/><text:span text:style-name="T37">add_square _support() ← from matrix[row][left] to <text:s text:c="3"/><text:tab/><text:tab/><text:tab/><text:tab/><text:tab/><text:tab/><text:tab/> <text:s text:c="3"/>matrix[row+4][left+offset]</text:span></text:p>
      <text:p text:style-name="P59"><text:s text:c="23"/><text:span text:style-name="T38">supported_left = True</text:span></text:p>
      <text:p text:style-name="P60"><text:tab/><text:tab/></text:p>
      <text:p text:style-name="P60"><text:s text:c="16"/><text:span text:style-name="T38">if matrix[row+4][right+offset] != 0:</text:span></text:p>
      <text:p text:style-name="P60"><text:s text:c="23"/><text:span text:style-name="T37">add_square _support() ← from matrix[row][right] to <text:s text:c="3"/><text:tab/></text:span><text:soft-page-break/><text:span text:style-name="T37"><text:tab/><text:tab/><text:tab/><text:tab/><text:tab/><text:tab/> <text:s text:c="3"/>matrix[row+4][right+offset]</text:span></text:p>
      <text:p text:style-name="P60"><text:s text:c="23"/><text:span text:style-name="T38">supported_right = True</text:span></text:p>
      <text:p text:style-name="P60"/>
      <text:p text:style-name="P60"><text:s text:c="13"/><text:span text:style-name="T38">if Not supported_left:</text:span></text:p>
      <text:p text:style-name="P60"><text:s text:c="17"/><text:span text:style-name="T38">add_platform_support() ← at matrix[row+2][left]</text:span></text:p>
      <text:p text:style-name="P60"><text:s text:c="13"/><text:span text:style-name="T38">if Not supported_right:</text:span></text:p>
      <text:p text:style-name="P60"><text:s text:c="17"/><text:span text:style-name="T38">add_platform_support() ← at matrix[row+2][right]</text:span></text:p>
      <text:p text:style-name="P60"><text:s text:c="9"/><text:span text:style-name="T38">else:</text:span></text:p>
      <text:p text:style-name="P60"><text:s text:c="13"/><text:span text:style-name="T38">col = ( left + right ) / 2</text:span></text:p>
      <text:p text:style-name="P60"><text:tab/> <text:s text:c="3"/><text:span text:style-name="T37">for offset ← -2 to 2:</text:span></text:p>
      <text:p text:style-name="P60"><text:s text:c="16"/><text:span text:style-name="T38">if matrix[row+4][col+offset] != 0:</text:span></text:p>
      <text:p text:style-name="P60"><text:tab/><text:tab/> <text:s text:c="3"/><text:span text:style-name="T38">add_square_support() ← from matrix[row][col+offset] to</text:span></text:p>
      <text:p text:style-name="P60"><text:tab/><text:tab/><text:tab/><text:tab/><text:tab/><text:tab/> <text:tab/><text:span text:style-name="T38">matrix[row+4][col+offset]</text:span></text:p>
      <text:p text:style-name="P60"><text:tab/><text:tab/> <text:s text:c="3"/><text:span text:style-name="T38">supported = True</text:span></text:p>
      <text:p text:style-name="P60"><text:s text:c="13"/><text:span text:style-name="T38">if Not supported:</text:span></text:p>
      <text:p text:style-name="P60"><text:s text:c="17"/><text:span text:style-name="T38">add_platform_support() ← at matrix[row+2][col]</text:span> </text:p>
      <text:p text:style-name="P62">return matrix</text:p>
      <text:p text:style-name="P62"/>
      <text:p text:style-name="P10"><text:span text:style-name="T26">3.3 </text:span>Construct</text:p>
      <text:p text:style-name="P6"/>
      <text:p text:style-name="P49">At last, we construct XML files by the value in the matrix. <text:span text:style-name="T40">The program parses the value in the matrix and convert it to the objects in the XML file. The program shifts the objects in even rows by half of length of squares. Therefore, the structure looks like a honeycomb which each object gets more support from others.</text:span></text:p>
      <text:p text:style-name="P56"/>
      <text:p text:style-name="P56"/>
      <text:p text:style-name="P41"/>
      <text:p text:style-name="P41"/>
      <text:p text:style-name="P41"/>
      <text:p text:style-name="P39"/>
      <text:p text:style-name="P39"/>
      <text:p text:style-name="P39"/>
      <text:p text:style-name="P39"/>
      <text:p text:style-name="P39"/>
      <text:p text:style-name="P39"/>
      <text:p text:style-name="P6"/>
      <text:p text:style-name="P8"><text:soft-page-break/><text:span text:style-name="T16">3</text:span>. <text:span text:style-name="T7">Experiment</text:span></text:p>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oft-page-break/><text:span text:style-name="T16">4. </text:span>Conclusion:</text:p>
      <text:p text:style-name="P1"/>
      <text:p text:style-name="P11">The program is designed to auto-generate<text:span text:style-name="T2"> playable</text:span> level<text:span text:style-name="T2">s</text:span> in Angry Birds <text:span text:style-name="T2">according to</text:span> <text:span text:style-name="T2">different</text:span> real world images. <text:span text:style-name="T4">One of the TensorFlow model, “Deeplab”, provides the matrix of object segmentation from input image. With these matrices, our physics model can construct the levels by using different type of objects in Angry Birds. The combination of deep convolution neural network and physics model is able to identify and extract objects segments and build structures similar to the objects in the images. </text:span></text:p>
      <text:p text:style-name="P12"/>
      <text:p text:style-name="P13">However, there still have multiple aspects in our model can be refine. <text:span text:style-name="T3">The program currently can’t identify various building if the pictures only show the front side of the structures. Most of paper works for building detection is using satellite image instead of frontal image. The model lacks of ability to detect building in the front. Hence, there require more researches on detection and extraction of man-made structure in frontal image. </text:span></text:p>
      <text:p text:style-name="P13"/>
      <text:p text:style-name="P14">Also, when the input size of image is growing, our physical model possibly begins to ignore the key feature of objects since there only have a limit space in the game. Therefore, we plan <text:span text:style-name="T4">to investigate how to use generation selection to select the best column and row as the input to the physics model in order to preserve the key feature from images.</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31:37.360661246</meta:creation-date>
    <dc:title>Default</dc:title>
    <meta:editing-cycles>11</meta:editing-cycles>
    <meta:generator>LibreOffice/6.1.4.2$Linux_X86_64 LibreOffice_project/10$Build-2</meta:generator>
    <meta:editing-duration>PT14H34M24S</meta:editing-duration>
    <dc:date>2019-02-25T16:17:09.855440546</dc:date>
    <meta:document-statistic meta:table-count="3" meta:image-count="0" meta:object-count="0" meta:page-count="10" meta:paragraph-count="141" meta:word-count="1749" meta:character-count="10884" meta:non-whitespace-character-count="8678"/>
    <meta:template xlink:type="simple" xlink:actuate="onRequest" xlink:title="Default" xlink:href="../../../../../../../usr/lib/libreoffice/share/template/common/styles/Default.ott" meta:date="2019-02-14T10:31:36.852447073"/>
  </office:meta>
</office:document-meta>
</file>